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Roboto" svg:font-family="Roboto, Arial, sans-serif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3">
      <style:text-properties officeooo:paragraph-rsid="00375cc0"/>
    </style:style>
    <style:style style:name="P3" style:family="paragraph" style:parent-style-name="Heading_20_3">
      <style:text-properties officeooo:paragraph-rsid="0037b91a"/>
    </style:style>
    <style:style style:name="P4" style:family="paragraph" style:parent-style-name="Preformatted_20_Text">
      <style:paragraph-properties fo:text-align="start" style:justify-single-word="false" style:writing-mode="lr-tb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officeooo:paragraph-rsid="003d9982" style:font-size-asian="11pt" style:font-name-complex="Arial1" style:font-size-complex="11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fo:font-size="13pt" fo:font-style="normal" fo:font-weight="normal" officeooo:paragraph-rsid="0028341e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Text_20_body">
      <style:text-properties officeooo:rsid="001ad47a" officeooo:paragraph-rsid="00390f86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28341e"/>
    </style:style>
    <style:style style:name="P11" style:family="paragraph" style:parent-style-name="Text_20_body">
      <style:paragraph-properties fo:text-align="start" style:justify-single-word="false"/>
      <style:text-properties officeooo:paragraph-rsid="002aeae7"/>
    </style:style>
    <style:style style:name="P12" style:family="paragraph" style:parent-style-name="Text_20_body">
      <style:paragraph-properties fo:text-align="start" style:justify-single-word="false"/>
      <style:text-properties officeooo:paragraph-rsid="0033f0cb"/>
    </style:style>
    <style:style style:name="P13" style:family="paragraph" style:parent-style-name="Text_20_body">
      <style:paragraph-properties fo:text-align="start" style:justify-single-word="false"/>
      <style:text-properties officeooo:paragraph-rsid="00375cc0"/>
    </style:style>
    <style:style style:name="P14" style:family="paragraph" style:parent-style-name="Text_20_body">
      <style:text-properties style:font-name="Arial" fo:font-size="13pt" officeooo:paragraph-rsid="0028341e" style:font-size-asian="13pt" style:font-size-complex="13pt"/>
    </style:style>
    <style:style style:name="P15" style:family="paragraph" style:parent-style-name="Text_20_body">
      <style:text-properties officeooo:paragraph-rsid="001ad47a"/>
    </style:style>
    <style:style style:name="P16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 style:writing-mode="lr-tb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19" style:family="paragraph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P2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3pt" fo:letter-spacing="normal" fo:font-style="normal" fo:font-weight="normal" officeooo:rsid="001ad47a" style:font-name-complex="Arial1" style:font-size-complex="14pt"/>
    </style:style>
    <style:style style:name="P2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P2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officeooo:paragraph-rsid="003a5cdd" style:font-size-asian="11pt" style:font-name-complex="Arial1" style:font-size-complex="11pt"/>
    </style:style>
    <style:style style:name="P2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T1" style:family="text">
      <style:text-properties officeooo:rsid="0016b5cc"/>
    </style:style>
    <style:style style:name="T2" style:family="text">
      <style:text-properties officeooo:rsid="00174847"/>
    </style:style>
    <style:style style:name="T3" style:family="text">
      <style:text-properties officeooo:rsid="001ad47a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size="13pt" officeooo:rsid="00245049" style:font-name-complex="Arial1" style:font-size-complex="14pt"/>
    </style:style>
    <style:style style:name="T6" style:family="text">
      <style:text-properties fo:color="#000000" style:font-name="Arial1" fo:font-size="13pt" officeooo:rsid="00390f86" style:font-name-complex="Arial1" style:font-size-complex="14pt"/>
    </style:style>
    <style:style style:name="T7" style:family="text">
      <style:text-properties fo:color="#000000" officeooo:rsid="00212bf2"/>
    </style:style>
    <style:style style:name="T8" style:family="text">
      <style:text-properties fo:color="#000000" style:font-name="Arial" fo:font-size="13pt" fo:font-style="normal" fo:font-weight="normal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9" style:family="text">
      <style:text-properties fo:color="#000000" style:font-name="Arial" fo:font-size="13pt" fo:font-style="normal" fo:font-weight="normal" officeooo:rsid="00259735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0" style:family="text">
      <style:text-properties fo:color="#000000" style:font-name="Arial" fo:font-size="13pt" fo:font-style="italic" fo:font-weight="bold" officeooo:rsid="0028341e" style:font-name-asian="Arial Unicode MS" style:font-size-asian="13pt" style:font-style-asian="italic" style:font-weight-asian="bold" style:font-name-complex="Tahoma" style:font-size-complex="13pt" style:font-style-complex="italic" style:font-weight-complex="bold"/>
    </style:style>
    <style:style style:name="T11" style:family="text">
      <style:text-properties fo:color="#000000" fo:font-style="normal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12" style:family="text">
      <style:text-properties fo:color="#000000" officeooo:rsid="0034774e"/>
    </style:style>
    <style:style style:name="T13" style:family="text">
      <style:text-properties officeooo:rsid="00245049"/>
    </style:style>
    <style:style style:name="T14" style:family="text">
      <style:text-properties officeooo:rsid="0024eb3f"/>
    </style:style>
    <style:style style:name="T15" style:family="text">
      <style:text-properties officeooo:rsid="002aeae7"/>
    </style:style>
    <style:style style:name="T16" style:family="text">
      <style:text-properties officeooo:rsid="003099af"/>
    </style:style>
    <style:style style:name="T17" style:family="text">
      <style:text-properties officeooo:rsid="0033f0cb"/>
    </style:style>
    <style:style style:name="T18" style:family="text">
      <style:text-properties officeooo:rsid="0035894d"/>
    </style:style>
    <style:style style:name="T19" style:family="text">
      <style:text-properties officeooo:rsid="00375cc0"/>
    </style:style>
    <style:style style:name="T20" style:family="text">
      <style:text-properties officeooo:rsid="0037b91a"/>
    </style:style>
    <style:style style:name="T21" style:family="text"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T22" style:family="text">
      <style:text-properties fo:font-variant="normal" fo:text-transform="none" fo:color="#000000" style:font-name="Arial1" fo:font-size="11pt" fo:letter-spacing="normal" fo:font-style="normal" fo:font-weight="normal" officeooo:rsid="003cfc8d" style:font-size-asian="11pt" style:font-name-complex="Arial1" style:font-size-complex="11pt"/>
    </style:style>
    <style:style style:name="T23" style:family="text">
      <style:text-properties fo:font-variant="normal" fo:text-transform="none" fo:color="#000000" style:font-name="Arial1" fo:font-size="11pt" fo:letter-spacing="normal" fo:font-style="normal" fo:font-weight="normal" officeooo:rsid="003cfc8d" style:font-name-asian="Noto Sans Mono CJK SC" style:font-size-asian="11pt" style:font-name-complex="Arial1" style:font-size-complex="11pt"/>
    </style:style>
    <style:style style:name="T24" style:family="text">
      <style:text-properties fo:font-variant="normal" fo:text-transform="none" fo:color="#000000" style:font-name="Arial1" fo:font-size="13pt" fo:letter-spacing="normal" fo:font-style="normal" fo:font-weight="normal" officeooo:rsid="001ad47a" style:font-name-complex="Arial1" style:font-size-complex="14pt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officeooo:rsid="003a5cdd"/>
    </style:style>
    <style:style style:name="T28" style:family="text">
      <style:text-properties officeooo:rsid="003ae739"/>
    </style:style>
    <style:style style:name="T29" style:family="text">
      <style:text-properties officeooo:rsid="003cfc8d"/>
    </style:style>
    <style:style style:name="T30" style:family="text">
      <style:text-properties style:font-name="Arial1" fo:font-size="11pt" officeooo:rsid="001ad47a" style:font-size-asian="11pt" style:font-name-complex="Arial1" style:font-size-complex="11pt"/>
    </style:style>
    <style:style style:name="T31" style:family="text">
      <style:text-properties style:font-name="Arial1" fo:font-size="11pt" officeooo:rsid="003cfc8d" style:font-size-asian="11pt" style:font-name-complex="Arial1" style:font-size-complex="11pt"/>
    </style:style>
    <style:style style:name="T32" style:family="text">
      <style:text-properties officeooo:rsid="003ed6dc"/>
    </style:style>
    <style:style style:name="T33" style:family="text">
      <style:text-properties officeooo:rsid="003f1b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General Commands</text:h>
      <text:p text:style-name="P18">:!pwd<text:tab/><text:tab/>execute 'pwd' then returns to vi</text:p>
      <text:p text:style-name="P18">!!pwd<text:tab/><text:tab/>exec 'pwd', insert output to file</text:p>
      <text:p text:style-name="P18">:shell <text:s text:c="2"/><text:tab/>go to the shell (return with exit)</text:p>
      <text:p text:style-name="Text_20_body"><text:bookmark-start text:name="__DdeLink__365_1643777763"/><text:bookmark-start text:name="__DdeLink__363_1643777763"/><text:bookmark-end text:name="__DdeLink__363_1643777763"/>&gt;<text:span text:style-name="T17"> \ &lt;</text:span><text:tab/><text:tab/>ident<text:span text:style-name="T17">\un-ident</text:span> mark block right<text:bookmark-end text:name="__DdeLink__365_1643777763"/></text:p>
      <text:p text:style-name="P12">:sp<text:span text:style-name="T17"> \ :vsp <text:s text:c="3"/></text:span><text:s/>horizontal<text:span text:style-name="T17">\vertical</text:span><text:bookmark-start text:name="__DdeLink__329_1207848362"/><text:bookmark-end text:name="__DdeLink__329_1207848362"/></text:p>
      <text:h text:style-name="Heading_20_3" text:outline-level="3">Basic Commands </text:h>
      <text:p text:style-name="Text_20_body">W <text:span text:style-name="T13">\ W</text:span><text:tab/><text:tab/>next word <text:span text:style-name="T13">\ </text:span>after space</text:p>
      <text:p text:style-name="Text_20_body">e <text:span text:style-name="T13">\ E</text:span><text:tab/><text:tab/>end of word <text:span text:style-name="T13">\ follow by space</text:span></text:p>
      <text:p text:style-name="Text_20_body">b <text:span text:style-name="T13">\ 8b</text:span><text:tab/><text:tab/>backward <text:span text:style-name="T5">word \ 8 words</text:span></text:p>
      <text:p text:style-name="P16">fx, <text:span text:style-name="T14">cfx, dfx</text:span><text:tab/>take first occurrence of 'x'</text:p>
      <text:p text:style-name="P1">tx, <text:span text:style-name="T14">ctx, dtx</text:span><text:tab/>like f, take prev letter before 'x'</text:p>
      <text:p text:style-name="Text_20_body">ctl+f <text:span text:style-name="T14">\ b</text:span><text:tab/>page down <text:span text:style-name="T14">\ up</text:span></text:p>
      <text:p text:style-name="P17"><text:span text:style-name="T4">zt</text:span><text:span text:style-name="T12"> </text:span><text:span text:style-name="T4"><text:tab/><text:tab/>put cur line as first line in win:</text:span><text:span text:style-name="T7">w</text:span></text:p>
      <text:p text:style-name="P18">zz<text:tab/><text:tab/>put cur line in the middle of win</text:p>
      <text:h text:style-name="Heading_20_3" text:outline-level="3"><text:soft-page-break/><text:span text:style-name="T10">Tabs</text:span> </text:h>
      <text:p text:style-name="P10"><text:bookmark-start text:name="__DdeLink__357_16437777631"/><text:span text:style-name="T8">:tabe <text:s/>fname<text:tab/>edit fname in new </text:span><text:bookmark-end text:name="__DdeLink__357_16437777631"/></text:p>
      <text:p text:style-name="P7">:tabc<text:tab/><text:tab/><text:tab/>close the tab</text:p>
      <text:p text:style-name="P14">,n<text:span text:style-name="T16"> \ ,m</text:span><text:bookmark-start text:name="__DdeLink__361_16437777631"/><text:tab/><text:bookmark-end text:name="__DdeLink__361_16437777631"/><text:tab/>next<text:span text:style-name="T16"> \ </text:span><text:span text:style-name="T11">previous tab</text:span></text:p>
      <text:p text:style-name="P10"><text:span text:style-name="T9">vim -p file1 file2 <text:s text:c="4"/>open file1, file2 in </text:span></text:p>
      <text:p text:style-name="P1">Mark block, then :!python to run it</text:p>
      <text:h text:style-name="Heading_20_3" text:outline-level="3">Folds</text:h>
      <text:p text:style-name="P18">shift+v (ctl+v) <text:s/>+ <text:s/>zf</text:p>
      <text:p text:style-name="P18">za<text:tab/><text:tab/>fold\unfold the block area</text:p>
      <text:p text:style-name="P18"><text:bookmark-start text:name="__DdeLink__353_1643777763"/>zR<text:span text:style-name="T18"> \ M</text:span><text:tab/>Unfold <text:span text:style-name="T18">\ Fold </text:span>all<text:bookmark-end text:name="__DdeLink__353_1643777763"/></text:p>
      <text:h text:style-name="Heading_20_3" text:outline-level="3">Marks</text:h>
      <text:p text:style-name="P1"><text:span text:style-name="T1">m</text:span>a<text:tab/><text:tab/>mark current line as a </text:p>
      <text:p text:style-name="P11">:marks<text:tab/>show marks</text:p>
      <text:p text:style-name="P1">'a <text:span text:style-name="T15">\ `a</text:span><text:tab/><text:tab/>jump to mark a <text:span text:style-name="T15">\ exact position</text:span></text:p>
      <text:p text:style-name="P13">'' <text:span text:style-name="T19">\ </text:span><text:span text:style-name="T2">``</text:span><text:tab/><text:tab/>jump to previous <text:span text:style-name="T19">\ exact pos</text:span> <text:tab/><text:tab/></text:p>
      <text:h text:style-name="P2" text:outline-level="3"><text:soft-page-break/>Ordered List</text:h>
      <text:p text:style-name="P1"><text:bookmark-start text:name="__DdeLink__344_990098461"/>Making an ordered list<text:bookmark-end text:name="__DdeLink__344_990098461"/> like:<text:line-break/>1,<text:line-break/>2,<text:line-break/>i → 1, → esc<text:line-break/>qa <text:s/>- <text:s/>start recording saved in a<text:line-break/>yy → p<text:line-break/>ctr + a (to auto increment 1 to 2)<text:line-break/>q – stop recording<text:line-break/>esc<text:line-break/><text:a xlink:type="simple" xlink:href="mailto:20@a" text:style-name="Internet_20_link" text:visited-style-name="Visited_20_Internet_20_Link">20@a</text:a> <text:s/>- activate 20 times recording a</text:p>
      <text:h text:style-name="Heading_20_3" text:outline-level="3">Registers</text:h>
      <text:p text:style-name="P15"><text:span text:style-name="T6">"</text:span><text:span text:style-name="T3">ky<text:tab/>yank to register k</text:span></text:p>
      <text:p text:style-name="P8"><text:span text:style-name="T6">"</text:span>kp<text:tab/>paste from register k</text:p>
      <text:p text:style-name="P15"><text:span text:style-name="T3">:put “<text:tab/>paste the register content to new line</text:span></text:p>
      <text:p text:style-name="Text_20_body"/>
      <text:p text:style-name="Text_20_body"/>
      <text:h text:style-name="P3" text:outline-level="3"><text:soft-page-break/><text:span text:style-name="T20">Tips</text:span></text:h>
      <text:p text:style-name="P23"><text:span text:style-name="T24">:noh - non highlight search string</text:span></text:p>
      <text:p text:style-name="P20">:syntax off \ :syntax on</text:p>
      <text:p text:style-name="P22">$ vim -O file1 file2 # open multiple files <text:span text:style-name="T27">(</text:span>vertical<text:span text:style-name="T27"> split)</text:span><text:line-break/>$ vim -o file1 file2 # open<text:span text:style-name="T27"> </text:span>multiple <text:span text:style-name="T27">f</text:span>iles - <text:span text:style-name="T27">(horz</text:span><text:span text:style-name="T28">. </text:span>split<text:span text:style-name="T27">)</text:span><text:line-break/>$ vim -p file1 file2 # open multiple files <text:span text:style-name="T28">(t</text:span>abbed<text:span text:style-name="T28">)</text:span><text:line-break/>$ vim -u NONE # Starts vim with a blank vimrc<text:line-break/>$ vim -x my-secret-file # Encrypt files using vim</text:p>
      <text:p text:style-name="P21"/>
      <text:p text:style-name="P4"><text:span text:style-name="T21">:set paste - copy</text:span><text:span text:style-name="T22"> </text:span><text:span text:style-name="T21">from one </text:span><text:span text:style-name="T23">app, </text:span><text:span text:style-name="T21">paste it in Vim</text:span></text:p>
      <text:p text:style-name="P5">:set nopaste</text:p>
      <text:p text:style-name="P5"/>
      <text:p text:style-name="P6">To paste from another application<text:span text:style-name="T32">:</text:span></text:p>
      <text:p text:style-name="P6">Start insert mode</text:p>
      <text:p text:style-name="P6">Press F2 </text:p>
      <text:p text:style-name="P6">paste <text:span text:style-name="T33">the </text:span>text </text:p>
      <text:p text:style-name="P6">Press F2 </text:p>
      <text:p text:style-name="P6"/>
      <text:p text:style-name="P6"/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Roboto" svg:font-family="Roboto, Arial, sans-serif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in" fo:margin-bottom="0.0665in" loext:contextual-spacing="false" fo:line-height="115%" fo:text-align="justify" style:justify-single-word="false" fo:orphans="2" fo:widows="2" fo:hyphenation-ladder-count="1" style:page-number="auto" fo:background-color="transparent" style:shadow="none">
        <style:tab-stops/>
      </style:paragraph-properties>
      <style:text-properties fo:color="#000000" style:font-name="Arial1" fo:font-family="Arial" style:font-style-name="קל" style:font-family-generic="swiss" style:font-pitch="variable" fo:font-size="13pt" style:font-name-complex="Arial1" style:font-family-complex="Arial" style:font-style-name-complex="קל" style:font-family-generic-complex="swiss" style:font-pitch-complex="variable" style:font-size-complex="14pt" fo:hyphenate="fals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list-style-name="" style:class="chapter" style:master-page-name="">
      <loext:graphic-properties draw:fill="none" draw:fill-color="#99ccff"/>
      <style:paragraph-properties fo:margin-top="0.1965in" fo:margin-bottom="0.0783in" loext:contextual-spacing="false" fo:line-height="115%" fo:text-align="center" style:justify-single-word="false" style:page-number="auto" fo:background-color="transparent" fo:padding="0in" fo:border-left="none" fo:border-right="none" fo:border-top="none" fo:border-bottom="0.51pt solid #000000" style:shadow="none" fo:keep-with-next="always"/>
      <style:text-properties style:font-name="Arial" fo:font-family="Arial" style:font-family-generic="swiss" style:font-pitch="variable" fo:font-size="130%" fo:font-style="normal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in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color="#000000"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3.00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3.401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3.598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3937in" fo:margin-bottom="0.5118in" fo:margin-left="0.2681in" fo:margin-right="0.268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12-24T18:25:33.21</meta:creation-date>
    <dc:title>Kindle Template</dc:title>
    <meta:editing-duration>P1DT22H45M5S</meta:editing-duration>
    <meta:editing-cycles>435</meta:editing-cycles>
    <meta:generator>LibreOffice/6.4.3.2$Linux_X86_64 LibreOffice_project/747b5d0ebf89f41c860ec2a39efd7cb15b54f2d8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20-04-25T14:07:21.838022440</dc:date>
    <meta:printed-by>Ilan </meta:printed-by>
    <meta:print-date>2010-12-24T19:41:00.68</meta:print-date>
    <meta:document-statistic meta:table-count="0" meta:image-count="0" meta:object-count="0" meta:page-count="4" meta:paragraph-count="47" meta:word-count="342" meta:character-count="1655" meta:non-whitespace-character-count="1315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